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9];[.F189];[.D189];[.G189];[.H189])" office:value-type="string" office:string-value="Class 1: 500 - The Arcane Eternal" calcext:value-type="string">
            <text:p>Class 1: 500 - The Arcane Eternal</text:p>
          </table:table-cell>
          <table:table-cell table:style-name="ce6" office:value-type="float" office:value="500" calcext:value-type="float">
            <text:p>50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table:number-columns-repeated="4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0];[.F190];[.D190];[.G190];[.H190])" office:value-type="string" office:string-value="Class 2: 493 - Kin of Ash" calcext:value-type="string">
            <text:p>Class 2: 493 - Kin of Ash</text:p>
          </table:table-cell>
          <table:table-cell table:style-name="ce6" office:value-type="float" office:value="493" calcext:value-type="float">
            <text:p>493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550" calcext:value-type="float">
            <text:p>1550</text:p>
          </table:table-cell>
          <table:table-cell table:style-name="ce5" table:formula="of:=[.E2]" office:value-type="float" office:value="1550" calcext:value-type="float">
            <text:p>1550.0</text:p>
          </table:table-cell>
          <table:table-cell/>
          <table:table-cell table:style-name="ce6"/>
          <table:table-cell table:style-name="ce32" table:formula="of:=[.U9]" office:value-type="float" office:value="28705687.4146" calcext:value-type="float">
            <text:p>28,705,687</text:p>
          </table:table-cell>
          <table:table-cell table:style-name="ce11" table:formula="of:=[.V9]" office:value-type="float" office:value="1491020.95" calcext:value-type="float">
            <text:p>1,491,021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30070" calcext:value-type="float">
            <text:p>30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86.2006666666667" calcext:value-type="float">
            <text:p>86.2</text:p>
          </table:table-cell>
          <table:table-cell table:style-name="ce10" table:formula="of:=1.1%*(1+[.R15])/60" office:value-type="percentage" office:value="0.00315333333333333" calcext:value-type="percentage">
            <text:p>0.32%</text:p>
          </table:table-cell>
          <table:table-cell table:style-name="ce9" table:formula="of:=[.V2]*60" office:value-type="percentage" office:value="0.1892" calcext:value-type="percentage">
            <text:p>18.92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10" calcext:value-type="float">
            <text:p>210</text:p>
          </table:table-cell>
          <table:table-cell table:formula="of:=SUM([.AK3:.AK4])" office:value-type="float" office:value="462.9702" calcext:value-type="float">
            <text:p>462.9702</text:p>
          </table:table-cell>
          <table:table-cell table:formula="of:=SUM([.AL3:.AL4])" office:value-type="float" office:value="0.2314851" calcext:value-type="float">
            <text:p>0.2314851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1];[.F191];[.D191];[.G191];[.H191])" office:value-type="string" office:string-value="Class 3: 456 - The Faen Valkyrie" calcext:value-type="string">
            <text:p>Class 3: 456 - The Faen Valkyrie</text:p>
          </table:table-cell>
          <table:table-cell table:style-name="ce6" office:value-type="float" office:value="456" calcext:value-type="float">
            <text:p>45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9.915" calcext:value-type="float">
            <text:p>39.915</text:p>
          </table:table-cell>
          <table:table-cell table:style-name="ce12" table:formula="of:=[.U10]" office:value-type="percentage" office:value="39.915" calcext:value-type="percentage">
            <text:p>39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Z3]*[.AB3]*[.AC3]*[.AD3]*[.AE3]" office:value-type="float" office:value="108" calcext:value-type="float">
            <text:p>108</text:p>
          </table:table-cell>
          <table:table-cell table:style-name="ce42" table:formula="of:=[.AJ3]*2.20462" office:value-type="float" office:value="238.09896" calcext:value-type="float">
            <text:p>238.10</text:p>
          </table:table-cell>
          <table:table-cell table:style-name="ce42" table:formula="of:=[.AK3]/2000" office:value-type="float" office:value="0.11904948" calcext:value-type="float">
            <text:p>0.1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7699.25" calcext:value-type="float">
            <text:p>7699.3</text:p>
          </table:table-cell>
          <table:table-cell/>
          <table:table-cell table:style-name="ce6"/>
          <table:table-cell table:style-name="ce6" table:formula="of:=[.U11]" office:value-type="float" office:value="20.45" calcext:value-type="float">
            <text:p>20.45</text:p>
          </table:table-cell>
          <table:table-cell table:style-name="ce12" table:formula="of:=[.U11]" office:value-type="percentage" office:value="20.45" calcext:value-type="percentage">
            <text:p>20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5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800% Body Enhancement" calcext:value-type="string">
            <text:p>8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3285" calcext:value-type="float">
            <text:p>3285.0</text:p>
          </table:table-cell>
          <table:table-cell/>
          <table:table-cell table:style-name="ce6"/>
          <table:table-cell table:style-name="ce6" table:formula="of:=[.U12]" office:value-type="float" office:value="6.5" calcext:value-type="float">
            <text:p>6.5</text:p>
          </table:table-cell>
          <table:table-cell table:style-name="ce12" table:formula="of:=[.U12]" office:value-type="percentage" office:value="6.5" calcext:value-type="percentage">
            <text:p>6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4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4:.E194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01" calcext:value-type="float">
            <text:p>1601</text:p>
          </table:table-cell>
          <table:table-cell table:style-name="ce5" table:formula="of:=[.E6]*(1+[.AD15])" office:value-type="float" office:value="23934.95" calcext:value-type="float">
            <text:p>23935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7.55" calcext:value-type="percentage">
            <text:p>17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5:.E195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6:.E196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7]" office:value-type="string" office:string-value="The Arcane Eternal" calcext:value-type="string">
            <text:p>The Arcane Eternal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8" calcext:value-type="percentage">
            <text:p>800.00%</text:p>
          </table:table-cell>
          <table:table-cell table:style-name="ce9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9350386.78" calcext:value-type="float">
            <text:p>9350386.7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28705687.4146" calcext:value-type="float">
            <text:p>28705687.4146</text:p>
          </table:table-cell>
          <table:table-cell table:style-name="ce6" table:formula="of:=([.S11]+[.S12])/2" office:value-type="float" office:value="1491020.95" calcext:value-type="float">
            <text:p>1491020.9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8];[.E2])" office:value-type="string" office:string-value="Vit: 1550" calcext:value-type="string">
            <text:p>Vit: 15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48060988.0492" calcext:value-type="float">
            <text:p>48060988.049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9.915" calcext:value-type="percentage">
            <text:p>3991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9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1" calcext:value-type="percentage">
            <text:p>1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9447127736101" calcext:value-type="percentage">
            <text:p>97.9%</text:p>
          </table:table-cell>
          <table:table-cell table:formula="of:=1/(1-[.Q11])" office:value-type="float" office:value="48.6549999999997" calcext:value-type="float">
            <text:p>48.6549999999997</text:p>
          </table:table-cell>
          <table:table-cell table:formula="of:=[.$S$2]/(1/(1+[.$O$15]+[.$AV$15]))" office:value-type="float" office:value="1428776.05" calcext:value-type="float">
            <text:p>1428776.0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20.45" calcext:value-type="percentage">
            <text:p>20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0];[.F200];[.K200];[.G200];[.H200];[.I200])" office:value-type="string" office:string-value="Str:  515  [7,699.3]" calcext:value-type="string">
            <text:p>Str: <text:s/>515 <text:s/>[7,699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80640789855774" calcext:value-type="percentage">
            <text:p>98.1%</text:p>
          </table:table-cell>
          <table:table-cell table:formula="of:=1/(1-[.Q12])" office:value-type="float" office:value="51.6550000000002" calcext:value-type="float">
            <text:p>51.6550000000002</text:p>
          </table:table-cell>
          <table:table-cell table:formula="of:=[.$S$2]/(1/(1+[.$O$15]+[.$AJ$15]+[.$AV$15]))" office:value-type="float" office:value="1553265.85" calcext:value-type="float">
            <text:p>1553265.85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6.5" calcext:value-type="percentage">
            <text:p>6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1];[.F201];[.K201];[.G201];[.H201];[.I201])" office:value-type="string" office:string-value="Dex:  450  [3,285.0]" calcext:value-type="string">
            <text:p>Dex: <text:s/>450 <text:s/>[3,28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0043958795937" calcext:value-type="percentage">
            <text:p>98.0%</text:p>
          </table:table-cell>
          <table:table-cell table:style-name="ce14" table:formula="of:=([.R11]+[.R12])/2" office:value-type="float" office:value="50.1549999999999" calcext:value-type="float">
            <text:p>50.2</text:p>
          </table:table-cell>
          <table:table-cell table:style-name="ce14" table:formula="of:=([.S11]+[.S12])/2" office:value-type="float" office:value="1491020.95" calcext:value-type="float">
            <text:p>1491021.0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4" calcext:value-type="percentage">
            <text:p>11.4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4" calcext:value-type="percentage">
            <text:p>9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02]; [.F202];[.K202];[.G202]; [.H202]; [.I202])" office:value-type="string" office:string-value="Int: 1601 [23,935.0]" calcext:value-type="string">
            <text:p>Int: 1601 [23,935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3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3])" office:value-type="percentage" office:value="39.915" calcext:value-type="percentage">
            <text:p>39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3])" office:value-type="percentage" office:value="16.2" calcext:value-type="percentage">
            <text:p>162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3])" office:value-type="percentage" office:value="17.55" calcext:value-type="percentage">
            <text:p>17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3])" office:value-type="percentage" office:value="13.95" calcext:value-type="percentage">
            <text:p>13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3])" office:value-type="percentage" office:value="6.3" calcext:value-type="percentage">
            <text:p>630.00%</text:p>
          </table:table-cell>
          <table:table-cell table:style-name="ce10" table:number-columns-repeated="2"/>
          <table:table-cell table:style-name="ce10" table:formula="of:=SUM([.AD20:.AD153])" office:value-type="percentage" office:value="13.95" calcext:value-type="percentage">
            <text:p>13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3])" office:value-type="percentage" office:value="20.45" calcext:value-type="percentage">
            <text:p>20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3])" office:value-type="percentage" office:value="4.14" calcext:value-type="percentage">
            <text:p>4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3])" office:value-type="percentage" office:value="1.14" calcext:value-type="percentage">
            <text:p>114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3])" office:value-type="percentage" office:value="6.5" calcext:value-type="percentage">
            <text:p>6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3])" office:value-type="percentage" office:value="6.6" calcext:value-type="percentage">
            <text:p>6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3])" office:value-type="percentage" office:value="0.94" calcext:value-type="percentage">
            <text:p>94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5])" office:value-type="string" office:string-value="Resilience: 3,991.5%" calcext:value-type="string">
            <text:p>Resilience: 3,991.5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0" calcext:value-type="float">
            <text:p>500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6])" office:value-type="string" office:string-value="Speed+:     2,045.0%" calcext:value-type="string">
            <text:p>Speed+: <text:s text:c="4"/>2,045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4" calcext:value-type="percentage">
            <text:p>4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7])" office:value-type="string" office:string-value="Damage+:    1,755.0%" calcext:value-type="string">
            <text:p>Damage+: <text:s text:c="3"/>1,755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9" calcext:value-type="percentage">
            <text:p>9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7.65" calcext:value-type="percentage">
            <text:p>76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7.65" calcext:value-type="percentage">
            <text:p>76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7.65" calcext:value-type="percentage">
            <text:p>76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7.65" calcext:value-type="percentage">
            <text:p>765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9];[.C209])" office:value-type="string" office:string-value="Health:   30,070" calcext:value-type="string">
            <text:p>Health: <text:s text:c="2"/>30,070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0];[.C210])" office:value-type="string" office:string-value="Stamina:   4,500" calcext:value-type="string">
            <text:p>Stamina: <text:s text:c="2"/>4,5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1];[.C211])" office:value-type="string" office:string-value="Mana:    105,000" calcext:value-type="string">
            <text:p>Mana: <text:s text:c="3"/>10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2" calcext:value-type="percentage">
            <text:p>12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6.2" calcext:value-type="percentage">
            <text:p>162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6.2" calcext:value-type="percentage">
            <text:p>162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3" calcext:value-type="percentage">
            <text:p>30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6.6" calcext:value-type="percentage">
            <text:p>66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9" calcext:value-type="percentage">
            <text:p>9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9.9" calcext:value-type="percentage">
            <text:p>99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9.9" calcext:value-type="percentage">
            <text:p>99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4:.K214])" office:value-type="string" office:string-value="hp/sec:  0.32% [86.2] [317.1 seconds]" calcext:value-type="string">
            <text:p>hp/sec: <text:s/>0.32% [86.2] [317.1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9" calcext:value-type="percentage">
            <text:p>9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5:.K215])" office:value-type="string" office:string-value="mp/sec:  0.33% [341.3] [307.7 seconds]" calcext:value-type="string">
            <text:p>mp/sec: <text:s/>0.33% [341.3] [307.7 seconds]</text:p>
          </table:table-cell>
          <table:table-cell table:style-name="ce13" office:value-type="string" calcext:value-type="string">
            <text:p>Arcane Circulation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9" calcext:value-type="percentage">
            <text:p>9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6:.K216])" office:value-type="string" office:string-value="w/Med:   0.40% [422.1] [248.8 seconds]" calcext:value-type="string">
            <text:p>w/Med: <text:s text:c="2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table:formula="of:=[.B2]" office:value-type="float" office:value="493" calcext:value-type="float">
            <text:p>493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8];[.E218];[.F218];[.G218]; [.H218]; [.I218])" office:value-type="string" office:string-value="Mitigation:       98.004%     [hp x 50.16]" calcext:value-type="string">
            <text:p>Mitigation: <text:s text:c="6"/>98.004% <text:s text:c="4"/>[hp x 50.1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10" calcext:value-type="percentage">
            <text:p>10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3.5" calcext:value-type="percentage">
            <text:p>1350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3.5" calcext:value-type="percentage">
            <text:p>135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9]; [.E219]; [.F219]; [.G219]; [.H219]; [.I219])" office:value-type="string" office:string-value="Effective Health: 1,491,021.0 [hp x 97.30]" calcext:value-type="string">
            <text:p>Effective Health: 1,491,021.0 [hp x 97.30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9" calcext:value-type="percentage">
            <text:p>9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6.3" calcext:value-type="percentage">
            <text:p>63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6.3" calcext:value-type="percentage">
            <text:p>63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6.3" calcext:value-type="percentage">
            <text:p>63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rcane Eternal" calcext:value-type="string">
            <text:p>The Arcane Eterna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22]; &quot;-&quot;; [.I222]; [.J222]; [.B18]; [.K222]; [.D222]; [.L222]; [.M222]; [.N222]; [.O222];[.P222];[.Q222];[.R222] )" office:value-type="string" office:string-value="3-30 Archon Strike            x4 " calcext:value-type="string">
            <text:p>3-30 Archon Strike <text:s text:c="11"/>x4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3]; &quot;-&quot;; [.I223]; [.J223]; [.B19]; [.K223]; [.D223]; [.L223]; [.M223]; [.N223]; [.O223];[.P223];[.Q223];[.R223] )" office:value-type="string" office:string-value="3-30 Sentinel Reconstruction  x4 " calcext:value-type="string">
            <text:p>3-30 Sentinel Reconstruction <text:s/>x4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4]; &quot;-&quot;; [.I224]; [.J224]; [.B20]; [.K224]; [.D224]; [.L224]; [.M224]; [.N224]; [.O224];[.P224];[.Q224];[.R224] )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10" calcext:value-type="percentage">
            <text:p>10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5]; &quot;-&quot;; [.I225]; [.J225]; [.B21]; [.K225]; [.D225]; [.L225]; [.M225]; [.N225]; [.O225];[.P225];[.Q225];[.R225] )" office:value-type="string" office:string-value="3-30 Transfer                 x1 " calcext:value-type="string">
            <text:p>3-30 Transfer <text:s text:c="16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10" calcext:value-type="percentage">
            <text:p>10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6.5" calcext:value-type="percentage">
            <text:p>65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6.5" calcext:value-type="percentage">
            <text:p>650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6]; &quot;-&quot;; [.I226]; [.J226]; [.B22]; [.K226]; [.D226]; [.L226]; [.M226]; [.N226]; [.O226];[.P226];[.Q226];[.R226] )" office:value-type="string" office:string-value="3-30 Arcane Dominion          x1 " calcext:value-type="string">
            <text:p>3-30 Arcane Dominion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6.5" calcext:value-type="percentage">
            <text:p>65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6.5" calcext:value-type="percentage">
            <text:p>65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6.5" calcext:value-type="percentage">
            <text:p>650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7]; &quot;-&quot;; [.I227]; [.J227]; [.B23]; [.K227]; [.D227]; [.L227]; [.M227]; [.N227]; [.O227];[.P227];[.Q227];[.R227] )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9" calcext:value-type="percentage">
            <text:p>9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7.65" calcext:value-type="percentage">
            <text:p>76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7.65" calcext:value-type="percentage">
            <text:p>76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8]; &quot;-&quot;; [.I228]; [.J228]; [.B24]; [.K228]; [.D228]; [.L228]; [.M228]; [.N228]; [.O228];[.P228];[.Q228];[.R228] )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9]; &quot;-&quot;; [.I229]; [.J229]; [.B25]; [.K229]; [.D229]; [.L229]; [.M229]; [.N229]; [.O229];[.P229];[.Q229];[.R229] )" office:value-type="string" office:string-value="3-30 Eternal Huntress         x9 " calcext:value-type="string">
            <text:p>3-30 Eternal Huntress <text:s text:c="8"/>x9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56" calcext:value-type="float">
            <text:p>45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0]; &quot;-&quot;; [.I230]; [.J230]; [.B26]; [.K230]; [.D230]; [.L230]; [.M230]; [.N230]; [.O230];[.P230];[.Q230];[.R230] )" office:value-type="string" office:string-value="3-30 Eternal Sight            x9 " calcext:value-type="string">
            <text:p>3-30 Eternal Sight <text:s text:c="11"/>x9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1" calcext:value-type="float">
            <text:p>21</text:p>
          </table:table-cell>
          <table:table-cell table:style-name="ce2" table:formula="of:=[.D42]+([.C42]-1)*20" office:value-type="float" office:value="61" calcext:value-type="float">
            <text:p>6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1]; &quot;-&quot;; [.I231]; [.J231]; [.B27]; [.K231]; [.D231]; [.L231]; [.M231]; [.N231]; [.O231];[.P231];[.Q231];[.R231] )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3]+([.C4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9" calcext:value-type="percentage">
            <text:p>900.00%</text:p>
          </table:table-cell>
          <table:table-cell table:style-name="ce9" table:formula="of:=([.M43]+[.N43]*[.$E43])" office:value-type="percentage" office:value="0.585" calcext:value-type="percentage">
            <text:p>58.50%</text:p>
          </table:table-cell>
          <table:table-cell table:style-name="ce9" table:formula="of:=[.O43]" office:value-type="percentage" office:value="5.265" calcext:value-type="percentage">
            <text:p>526.5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5.265" calcext:value-type="percentage">
            <text:p>526.5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3" calcext:value-type="float">
            <text:p>23</text:p>
          </table:table-cell>
          <table:table-cell table:style-name="ce3" table:formula="of:=[.D44]+([.C44]-1)*20" office:value-type="float" office:value="63" calcext:value-type="float">
            <text:p>63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5]+([.C45]-1)*20" office:value-type="float" office:value="59" calcext:value-type="float">
            <text:p>59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30]; [.K234]; [.D234]; [.L234]; [.M234]; [.N234]; [.O234];[.P234];[.Q234];[.R234] )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4" calcext:value-type="float">
            <text:p>24</text:p>
          </table:table-cell>
          <table:table-cell table:style-name="ce15" table:formula="of:=[.D46]+([.C46]-1)*20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10" calcext:value-type="percentage">
            <text:p>1000.00%</text:p>
          </table:table-cell>
          <table:table-cell table:style-name="ce38" table:formula="of:=([.M46]+[.N46]*[.$E46])" office:value-type="percentage" office:value="0.47" calcext:value-type="percentage">
            <text:p>47.00%</text:p>
          </table:table-cell>
          <table:table-cell table:style-name="ce38" table:formula="of:=[.O46]" office:value-type="percentage" office:value="4.7" calcext:value-type="percentage">
            <text:p>47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7" calcext:value-type="percentage">
            <text:p>47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1.14" calcext:value-type="percentage">
            <text:p>114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1.14" calcext:value-type="percentage">
            <text:p>114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94" calcext:value-type="percentage">
            <text:p>94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5]; &quot;-&quot;; [.I235]; [.J235]; [.B31]; [.K235]; [.D235]; [.L235]; [.M235]; [.N235]; [.O235];[.P235];[.Q235];[.R235] )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9" calcext:value-type="percentage">
            <text:p>9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32]; [.K236]; [.D236]; [.L236]; [.M236]; [.N236]; [.O236];[.P236];[.Q236];[.R236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3]; [.K237]; [.D237]; [.L237]; [.M237]; [.N237]; [.O237];[.P237];[.Q237];[.R237] )" office:value-type="string" office:string-value="3-30 Heart of Cinder         x10 " calcext:value-type="string">
            <text:p>3-30 Heart of Cinder <text:s text:c="8"/>x10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8]; &quot;-&quot;; [.I238]; [.J238]; [.B34]; [.K238]; [.D238]; [.L238]; [.M238]; [.N238]; [.O238];[.P238];[.Q238];[.R238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5]; [.K239]; [.D239]; [.L239]; [.M239]; [.N239]; [.O239];[.P239];[.Q239];[.R239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36]; [.K240]; [.D240]; [.L240]; [.M240]; [.N240]; [.O240];[.P240];[.Q240];[.R240] )" office:value-type="string" office:string-value="3-30 Ashen Wings             x10 " calcext:value-type="string">
            <text:p>3-30 Ashen Wings <text:s text:c="12"/>x10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37]; [.K241]; [.D241]; [.L241]; [.M241]; [.N241]; [.O241];[.P241];[.Q241];[.R241] )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2]; &quot;-&quot;; [.I242]; [.J242]; [.B38]; [.K242]; [.D242]; [.L242]; [.M242]; [.N242]; [.O242];[.P242];[.Q242];[.R242] )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39]; [.K243]; [.D243]; [.L243]; [.M243]; [.N243]; [.O243];[.P243];[.Q243];[.R243] )" office:value-type="string" office:string-value="3-30 Keeper of Ash            x9 [85.0% =&gt; 765.0% Damage]" calcext:value-type="string">
            <text:p>3-30 Keeper of Ash <text:s text:c="11"/>x9 [85.0% =&gt; 765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6]; &quot;-&quot;; [.I246]; [.J246]; [.B42]; [.K246]; [.D246]; [.L246]; [.M246]; [.N246]; [.O246];[.P246];[.Q246];[.R246] )" office:value-type="string" office:string-value="3-21 Phaseshift               x2 " calcext:value-type="string">
            <text:p>3-21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43]; [.K247]; [.D247]; [.L247]; [.M247]; [.N247]; [.O247];[.P247];[.Q247];[.R247] )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4]; [.K248]; [.D248]; [.L248]; [.M248]; [.N248]; [.O248];[.P248];[.Q248];[.R248] )" office:value-type="string" office:string-value="3-23 Displacement             x2 " calcext:value-type="string">
            <text:p>3-23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45]; [.K249]; [.D249]; [.L249]; [.M249]; [.N249]; [.O249];[.P249];[.Q249];[.R249] )" office:value-type="string" office:string-value="3-19 Space Shift              x2 " calcext:value-type="string">
            <text:p>3-19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0]; &quot;-&quot;; [.I250]; [.J250]; [.B46]; [.K250]; [.D250]; [.L250]; [.M250]; [.N250]; [.O250];[.P250];[.Q250];[.R250]; [.T250];[.U250]; [.V250]; [.W250] )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47]; [.K251]; [.D251]; [.L251]; [.M251]; [.N251]; [.O251];[.P251];[.Q251];[.R251] )" office:value-type="string" office:string-value="3-4  Space Awareness          x9 " calcext:value-type="string">
            <text:p>3-4 <text:s/>Space Awareness <text:s text:c="9"/>x9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4])" office:value-type="float" office:value="2088" calcext:value-type="float">
            <text:p>2088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4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8  Deviant of Humanity" calcext:value-type="string">
            <text:p>3-8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67]+([.C67]-1)*20" office:value-type="float" office:value="48" calcext:value-type="float">
            <text:p>48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1]+([.C71]-1)*20" office:value-type="float" office:value="16" calcext:value-type="float">
            <text:p>16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3]+([.C73]-1)*20" office:value-type="float" office:value="21" calcext:value-type="float">
            <text:p>21</text:p>
          </table:table-cell>
          <table:table-cell table:formula="of:=IF([.D7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5]+([.C75]-1)*20" office:value-type="float" office:value="54" calcext:value-type="float">
            <text:p>54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3 Monster Hunter" calcext:value-type="string">
            <text:p>3-13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6]+([.C76]-1)*20" office:value-type="float" office:value="53" calcext:value-type="float">
            <text:p>53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7]+([.C77]-1)*20" office:value-type="float" office:value="1" calcext:value-type="float">
            <text:p>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6  Oxygen Repository" calcext:value-type="string">
            <text:p>2-6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78]+([.C78]-1)*20" office:value-type="float" office:value="26" calcext:value-type="float">
            <text:p>26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9]+([.C79]-1)*20" office:value-type="float" office:value="27" calcext:value-type="float">
            <text:p>27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0]+([.C80]-1)*20" office:value-type="float" office:value="9" calcext:value-type="float">
            <text:p>9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1]+([.C81]-1)*20" office:value-type="float" office:value="6" calcext:value-type="float">
            <text:p>6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3-20 Veteran" calcext:value-type="string">
            <text:p>3-2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82]+([.C82]-1)*20" office:value-type="float" office:value="60" calcext:value-type="float">
            <text:p>6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3];&quot;-&quot;;[.D83];[.F83];[.B8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3]+([.C83]-1)*20" office:value-type="float" office:value="9" calcext:value-type="float">
            <text:p>9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60" calcext:value-type="float">
            <text:p>60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formula="of:=TEXT(VLOOKUP([.E86];[.$BH$2:.$BJ$71];2); &quot;0#%&quot;)" office:value-type="string" office:string-value="70%" calcext:value-type="string">
            <text:p>70%</text:p>
          </table:table-cell>
          <table:table-cell table:formula="of:=TEXT(VLOOKUP([.E86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7]+([.C87]-1)*20" office:value-type="float" office:value="22" calcext:value-type="float">
            <text:p>22</text:p>
          </table:table-cell>
          <table:table-cell table:formula="of:=IF([.D87]&lt;10;&quot;  &quot;; &quot; &quot;)" office:value-type="string" office:string-value="  " calcext:value-type="string">
            <text:p><text:s text:c="2"/></text:p>
          </table:table-cell>
          <table:table-cell table:formula="of:=TEXT(VLOOKUP([.E87];[.$BH$2:.$BJ$71];2); &quot;0#%&quot;)" office:value-type="string" office:string-value="27%" calcext:value-type="string">
            <text:p>27%</text:p>
          </table:table-cell>
          <table:table-cell table:formula="of:=TEXT(VLOOKUP([.E87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8]+([.C88]-1)*20" office:value-type="float" office:value="40" calcext:value-type="float">
            <text:p>40</text:p>
          </table:table-cell>
          <table:table-cell table:formula="of:=IF([.D88]&lt;10;&quot;  &quot;; &quot; &quot;)" office:value-type="string" office:string-value=" " calcext:value-type="string">
            <text:p><text:s/></text:p>
          </table:table-cell>
          <table:table-cell table:formula="of:=TEXT(VLOOKUP([.E88];[.$BH$2:.$BJ$71];2); &quot;0#%&quot;)" office:value-type="string" office:string-value="45%" calcext:value-type="string">
            <text:p>45%</text:p>
          </table:table-cell>
          <table:table-cell table:formula="of:=TEXT(VLOOKUP([.E88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9]+([.C89]-1)*20" office:value-type="float" office:value="44" calcext:value-type="float">
            <text:p>44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54%" calcext:value-type="string">
            <text:p>54%</text:p>
          </table:table-cell>
          <table:table-cell table:formula="of:=TEXT(VLOOKUP([.E89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0]+([.C90]-1)*20" office:value-type="float" office:value="21" calcext:value-type="float">
            <text:p>21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formula="of:=TEXT(VLOOKUP([.E90];[.$BH$2:.$BJ$71];2); &quot;0#%&quot;)" office:value-type="string" office:string-value="26%" calcext:value-type="string">
            <text:p>26%</text:p>
          </table:table-cell>
          <table:table-cell table:formula="of:=TEXT(VLOOKUP([.E90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1]+([.C91]-1)*20" office:value-type="float" office:value="58" calcext:value-type="float">
            <text:p>58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68%" calcext:value-type="string">
            <text:p>68%</text:p>
          </table:table-cell>
          <table:table-cell table:formula="of:=TEXT(VLOOKUP([.E9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2]+([.C92]-1)*20" office:value-type="float" office:value="40" calcext:value-type="float">
            <text:p>4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5%" calcext:value-type="string">
            <text:p>45%</text:p>
          </table:table-cell>
          <table:table-cell table:formula="of:=TEXT(VLOOKUP([.E9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3]+([.C93]-1)*20" office:value-type="float" office:value="36" calcext:value-type="float">
            <text:p>36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1%" calcext:value-type="string">
            <text:p>41%</text:p>
          </table:table-cell>
          <table:table-cell table:formula="of:=TEXT(VLOOKUP([.E93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4]+([.C94]-1)*20" office:value-type="float" office:value="40" calcext:value-type="float">
            <text:p>40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45%" calcext:value-type="string">
            <text:p>45%</text:p>
          </table:table-cell>
          <table:table-cell table:formula="of:=TEXT(VLOOKUP([.E9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5]+([.C95]-1)*20" office:value-type="float" office:value="34" calcext:value-type="float">
            <text:p>34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39%" calcext:value-type="string">
            <text:p>39%</text:p>
          </table:table-cell>
          <table:table-cell table:formula="of:=TEXT(VLOOKUP([.E95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6]+([.C96]-1)*20" office:value-type="float" office:value="40" calcext:value-type="float">
            <text:p>4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1];2); &quot;0#%&quot;)" office:value-type="string" office:string-value="45%" calcext:value-type="string">
            <text:p>45%</text:p>
          </table:table-cell>
          <table:table-cell table:formula="of:=TEXT(VLOOKUP([.E96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8]+([.C98]-1)*20" office:value-type="float" office:value="26" calcext:value-type="float">
            <text:p>26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formula="of:=TEXT(VLOOKUP([.E98];[.$BH$2:.$BJ$71];2); &quot;0#%&quot;)" office:value-type="string" office:string-value="31%" calcext:value-type="string">
            <text:p>31%</text:p>
          </table:table-cell>
          <table:table-cell table:formula="of:=TEXT(VLOOKUP([.E98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1];2); &quot;0#%&quot;)" office:value-type="string" office:string-value="45%" calcext:value-type="string">
            <text:p>45%</text:p>
          </table:table-cell>
          <table:table-cell table:formula="of:=TEXT(VLOOKUP([.E9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0]+([.C100]-1)*20" office:value-type="float" office:value="26" calcext:value-type="float">
            <text:p>26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31%" calcext:value-type="string">
            <text:p>31%</text:p>
          </table:table-cell>
          <table:table-cell table:formula="of:=TEXT(VLOOKUP([.E100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23" calcext:value-type="float">
            <text:p>23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28%" calcext:value-type="string">
            <text:p>28%</text:p>
          </table:table-cell>
          <table:table-cell table:formula="of:=TEXT(VLOOKUP([.E101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2]+([.C102]-1)*20" office:value-type="float" office:value="9" calcext:value-type="float">
            <text:p>9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9%" calcext:value-type="string">
            <text:p>09%</text:p>
          </table:table-cell>
          <table:table-cell table:formula="of:=TEXT(VLOOKUP([.E102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6" calcext:value-type="float">
            <text:p>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1];2); &quot;0#%&quot;)" office:value-type="string" office:string-value="07%" calcext:value-type="string">
            <text:p>07%</text:p>
          </table:table-cell>
          <table:table-cell table:formula="of:=TEXT(VLOOKUP([.E103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1];2); &quot;0#%&quot;)" office:value-type="string" office:string-value="45%" calcext:value-type="string">
            <text:p>45%</text:p>
          </table:table-cell>
          <table:table-cell table:formula="of:=TEXT(VLOOKUP([.E104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5]+([.C105]-1)*20" office:value-type="float" office:value="21" calcext:value-type="float">
            <text:p>21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1];2); &quot;0#%&quot;)" office:value-type="string" office:string-value="26%" calcext:value-type="string">
            <text:p>26%</text:p>
          </table:table-cell>
          <table:table-cell table:formula="of:=TEXT(VLOOKUP([.E105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06]+([.C106]-1)*20" office:value-type="float" office:value="21" calcext:value-type="float">
            <text:p>21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26%" calcext:value-type="string">
            <text:p>26%</text:p>
          </table:table-cell>
          <table:table-cell table:formula="of:=TEXT(VLOOKUP([.E106];[.$BH$2:.$BJ$71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9%" calcext:value-type="string">
            <text:p>09%</text:p>
          </table:table-cell>
          <table:table-cell table:formula="of:=TEXT(VLOOKUP([.E107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1];2); &quot;0#%&quot;)" office:value-type="string" office:string-value="05%" calcext:value-type="string">
            <text:p>05%</text:p>
          </table:table-cell>
          <table:table-cell table:formula="of:=TEXT(VLOOKUP([.E108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0]+([.C110]-1)*20" office:value-type="float" office:value="40" calcext:value-type="float">
            <text:p>40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45%" calcext:value-type="string">
            <text:p>45%</text:p>
          </table:table-cell>
          <table:table-cell table:formula="of:=TEXT(VLOOKUP([.E11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1]+([.C111]-1)*20" office:value-type="float" office:value="54" calcext:value-type="float">
            <text:p>54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64%" calcext:value-type="string">
            <text:p>64%</text:p>
          </table:table-cell>
          <table:table-cell table:formula="of:=TEXT(VLOOKUP([.E111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1];2); &quot;0#%&quot;)" office:value-type="string" office:string-value="45%" calcext:value-type="string">
            <text:p>45%</text:p>
          </table:table-cell>
          <table:table-cell table:formula="of:=TEXT(VLOOKUP([.E112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4]+([.C114]-1)*20" office:value-type="float" office:value="43" calcext:value-type="float">
            <text:p>43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3%" calcext:value-type="string">
            <text:p>53%</text:p>
          </table:table-cell>
          <table:table-cell table:formula="of:=TEXT(VLOOKUP([.E114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5]+([.C115]-1)*20" office:value-type="float" office:value="49" calcext:value-type="float">
            <text:p>49</text:p>
          </table:table-cell>
          <table:table-cell table:formula="of:=IF([.D115]&lt;10;&quot;  &quot;; &quot; &quot;)" office:value-type="string" office:string-value="  " calcext:value-type="string">
            <text:p><text:s text:c="2"/></text:p>
          </table:table-cell>
          <table:table-cell table:formula="of:=TEXT(VLOOKUP([.E115];[.$BH$2:.$BJ$71];2); &quot;0#%&quot;)" office:value-type="string" office:string-value="59%" calcext:value-type="string">
            <text:p>59%</text:p>
          </table:table-cell>
          <table:table-cell table:formula="of:=TEXT(VLOOKUP([.E115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7]+([.C117]-1)*20" office:value-type="float" office:value="47" calcext:value-type="float">
            <text:p>47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formula="of:=TEXT(VLOOKUP([.E117];[.$BH$2:.$BJ$71];2); &quot;0#%&quot;)" office:value-type="string" office:string-value="57%" calcext:value-type="string">
            <text:p>57%</text:p>
          </table:table-cell>
          <table:table-cell table:formula="of:=TEXT(VLOOKUP([.E117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18]+([.C118]-1)*20" office:value-type="float" office:value="57" calcext:value-type="float">
            <text:p>57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67%" calcext:value-type="string">
            <text:p>67%</text:p>
          </table:table-cell>
          <table:table-cell table:formula="of:=TEXT(VLOOKUP([.E118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H$2:.$BJ$71];2); &quot;0#%&quot;)" office:value-type="string" office:string-value="45%" calcext:value-type="string">
            <text:p>45%</text:p>
          </table:table-cell>
          <table:table-cell table:formula="of:=TEXT(VLOOKUP([.E119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0]+([.C120]-1)*20" office:value-type="float" office:value="3" calcext:value-type="float">
            <text:p>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06%" calcext:value-type="string">
            <text:p>06%</text:p>
          </table:table-cell>
          <table:table-cell table:formula="of:=TEXT(VLOOKUP([.E120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1]+([.C121]-1)*20" office:value-type="float" office:value="43" calcext:value-type="float">
            <text:p>4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3%" calcext:value-type="string">
            <text:p>53%</text:p>
          </table:table-cell>
          <table:table-cell table:formula="of:=TEXT(VLOOKUP([.E121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2]+([.C122]-1)*20" office:value-type="float" office:value="42" calcext:value-type="float">
            <text:p>42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2%" calcext:value-type="string">
            <text:p>52%</text:p>
          </table:table-cell>
          <table:table-cell table:formula="of:=TEXT(VLOOKUP([.E122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3]+([.C123]-1)*20" office:value-type="float" office:value="44" calcext:value-type="float">
            <text:p>44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H$2:.$BJ$71];2); &quot;0#%&quot;)" office:value-type="string" office:string-value="54%" calcext:value-type="string">
            <text:p>54%</text:p>
          </table:table-cell>
          <table:table-cell table:formula="of:=TEXT(VLOOKUP([.E123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4]+([.C124]-1)*20" office:value-type="float" office:value="14" calcext:value-type="float">
            <text:p>14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14%" calcext:value-type="string">
            <text:p>14%</text:p>
          </table:table-cell>
          <table:table-cell table:formula="of:=TEXT(VLOOKUP([.E124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5]+([.C125]-1)*20" office:value-type="float" office:value="40" calcext:value-type="float">
            <text:p>40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45%" calcext:value-type="string">
            <text:p>45%</text:p>
          </table:table-cell>
          <table:table-cell table:formula="of:=TEXT(VLOOKUP([.E12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6]+([.C126]-1)*20" office:value-type="float" office:value="13" calcext:value-type="float">
            <text:p>13</text:p>
          </table:table-cell>
          <table:table-cell table:formula="of:=IF([.D126]&lt;10;&quot;  &quot;; &quot; &quot;)" office:value-type="string" office:string-value=" " calcext:value-type="string">
            <text:p><text:s/></text:p>
          </table:table-cell>
          <table:table-cell table:formula="of:=TEXT(VLOOKUP([.E126];[.$BH$2:.$BJ$71];2); &quot;0#%&quot;)" office:value-type="string" office:string-value="13%" calcext:value-type="string">
            <text:p>13%</text:p>
          </table:table-cell>
          <table:table-cell table:formula="of:=TEXT(VLOOKUP([.E126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7]+([.C127]-1)*20" office:value-type="float" office:value="1" calcext:value-type="float">
            <text:p>1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05%" calcext:value-type="string">
            <text:p>05%</text:p>
          </table:table-cell>
          <table:table-cell table:formula="of:=TEXT(VLOOKUP([.E127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1];2); &quot;0#%&quot;)" office:value-type="string" office:string-value="28%" calcext:value-type="string">
            <text:p>28%</text:p>
          </table:table-cell>
          <table:table-cell table:formula="of:=TEXT(VLOOKUP([.E128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9]+([.C129]-1)*20" office:value-type="float" office:value="33" calcext:value-type="float">
            <text:p>33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38%" calcext:value-type="string">
            <text:p>38%</text:p>
          </table:table-cell>
          <table:table-cell table:formula="of:=TEXT(VLOOKUP([.E129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0]+([.C130]-1)*20" office:value-type="float" office:value="18" calcext:value-type="float">
            <text:p>18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1];2); &quot;0#%&quot;)" office:value-type="string" office:string-value="18%" calcext:value-type="string">
            <text:p>18%</text:p>
          </table:table-cell>
          <table:table-cell table:formula="of:=TEXT(VLOOKUP([.E130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1]+([.C131]-1)*20" office:value-type="float" office:value="45" calcext:value-type="float">
            <text:p>45</text:p>
          </table:table-cell>
          <table:table-cell table:formula="of:=IF([.D131]&lt;10;&quot;  &quot;; &quot; &quot;)" office:value-type="string" office:string-value="  " calcext:value-type="string">
            <text:p><text:s text:c="2"/></text:p>
          </table:table-cell>
          <table:table-cell table:formula="of:=TEXT(VLOOKUP([.E131];[.$BH$2:.$BJ$71];2); &quot;0#%&quot;)" office:value-type="string" office:string-value="55%" calcext:value-type="string">
            <text:p>55%</text:p>
          </table:table-cell>
          <table:table-cell table:formula="of:=TEXT(VLOOKUP([.E131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1];2); &quot;0#%&quot;)" office:value-type="string" office:string-value="45%" calcext:value-type="string">
            <text:p>45%</text:p>
          </table:table-cell>
          <table:table-cell table:formula="of:=TEXT(VLOOKUP([.E132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4]+([.C134]-1)*20" office:value-type="float" office:value="40" calcext:value-type="float">
            <text:p>40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45%" calcext:value-type="string">
            <text:p>45%</text:p>
          </table:table-cell>
          <table:table-cell table:formula="of:=TEXT(VLOOKUP([.E134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5]+([.C135]-1)*20" office:value-type="float" office:value="18" calcext:value-type="float">
            <text:p>18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8%" calcext:value-type="string">
            <text:p>18%</text:p>
          </table:table-cell>
          <table:table-cell table:formula="of:=TEXT(VLOOKUP([.E135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6]+([.C136]-1)*20" office:value-type="float" office:value="14" calcext:value-type="float">
            <text:p>1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1];2); &quot;0#%&quot;)" office:value-type="string" office:string-value="14%" calcext:value-type="string">
            <text:p>14%</text:p>
          </table:table-cell>
          <table:table-cell table:formula="of:=TEXT(VLOOKUP([.E136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8%" calcext:value-type="string">
            <text:p>58%</text:p>
          </table:table-cell>
          <table:table-cell table:formula="of:=TEXT(VLOOKUP([.E137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8]+([.C138]-1)*20" office:value-type="float" office:value="44" calcext:value-type="float">
            <text:p>44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4%" calcext:value-type="string">
            <text:p>54%</text:p>
          </table:table-cell>
          <table:table-cell table:formula="of:=TEXT(VLOOKUP([.E138];[.$BH$2:.$BJ$71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3-7   [57% - 94%] Wind Resistance" calcext:value-type="string">
            <text:p>3-7 <text:s text:c="2"/>[57% - 9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9]+([.C139]-1)*20" office:value-type="float" office:value="47" calcext:value-type="float">
            <text:p>47</text:p>
          </table:table-cell>
          <table:table-cell table:formula="of:=IF([.D139]&lt;10;&quot;  &quot;; &quot; &quot;)" office:value-type="string" office:string-value="  " calcext:value-type="string">
            <text:p><text:s text:c="2"/></text:p>
          </table:table-cell>
          <table:table-cell table:formula="of:=TEXT(VLOOKUP([.E139];[.$BH$2:.$BJ$71];2); &quot;0#%&quot;)" office:value-type="string" office:string-value="57%" calcext:value-type="string">
            <text:p>57%</text:p>
          </table:table-cell>
          <table:table-cell table:formula="of:=TEXT(VLOOKUP([.E139];[.$BH$2:.$BJ$71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1];2); &quot;0#%&quot;)" office:value-type="string" office:string-value="45%" calcext:value-type="string">
            <text:p>45%</text:p>
          </table:table-cell>
          <table:table-cell table:formula="of:=TEXT(VLOOKUP([.E140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2]; [.C142])" office:value-type="string" office:string-value="11 1st tier" calcext:value-type="string">
            <text:p>11 1st tier</text:p>
          </table:table-cell>
          <table:table-cell table:formula="of:=COUNTIF([.$C$86:.$C$140];&quot;=1&quot;)" office:value-type="float" office:value="11" calcext:value-type="float">
            <text:p>11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25 2nd tier" calcext:value-type="string">
            <text:p>25 2nd tier</text:p>
          </table:table-cell>
          <table:table-cell table:formula="of:=COUNTIF([.$C$86:.$C$140];&quot;=2&quot;)" office:value-type="float" office:value="25" calcext:value-type="float">
            <text:p>25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4]; [.C144])" office:value-type="string" office:string-value="16 3rd tier" calcext:value-type="string">
            <text:p>16 3rd tier</text:p>
          </table:table-cell>
          <table:table-cell table:formula="of:=COUNTIF([.$C$86:.$C$140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6:.G146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44]+[.B143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6]*[.E146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4]*15%;&quot;%&quot;)" office:value-type="string" office:string-value="240%" calcext:value-type="string">
            <text:p>240%</text:p>
          </table:table-cell>
          <table:table-cell table:formula="of:=TEXT([.B143]*10%;&quot;%&quot;)" office:value-type="string" office:string-value="250%" calcext:value-type="string">
            <text:p>250%</text:p>
          </table:table-cell>
          <table:table-cell table:formula="of:=TEXT([.B142]*5%;&quot;%&quot;)" office:value-type="string" office:string-value="55%" calcext:value-type="string">
            <text:p>55%</text:p>
          </table:table-cell>
          <table:table-cell table:formula="of:=TEXT([.C147]+[.D147]+[.E147]; &quot;###,#%&quot;)" office:value-type="string" office:string-value="545%" calcext:value-type="string">
            <text:p>54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7]; &quot; + &quot;; [.D147]; &quot; + &quot;; [.E147]; &quot; = &quot;; [.F147]; &quot;) more dense - &quot;; [.B38] ;&quot; 2nd&quot;)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4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7]; &quot;] more dense.&quot;)" office:value-type="string" office:string-value="                [545%] more dense." calcext:value-type="string">
            <text:p><text:s text:c="16"/>[54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500" calcext:value-type="float">
            <text:p>500</text:p>
          </table:table-cell>
          <table:table-cell table:formula="of:=LEN([.D189])" office:value-type="float" office:value="3" calcext:value-type="float">
            <text:p>3</text:p>
          </table:table-cell>
          <table:table-cell table:formula="of:=REPT(&quot; &quot;; MAX([.$E$189:.$E$191])-[.E18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93" calcext:value-type="float">
            <text:p>493</text:p>
          </table:table-cell>
          <table:table-cell table:formula="of:=LEN([.D190])" office:value-type="float" office:value="3" calcext:value-type="float">
            <text:p>3</text:p>
          </table:table-cell>
          <table:table-cell table:formula="of:=REPT(&quot; &quot;; MAX([.$E$189:.$E$191])-[.E19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56" calcext:value-type="float">
            <text:p>456</text:p>
          </table:table-cell>
          <table:table-cell table:formula="of:=LEN([.D191])" office:value-type="float" office:value="3" calcext:value-type="float">
            <text:p>3</text:p>
          </table:table-cell>
          <table:table-cell table:formula="of:=REPT(&quot; &quot;; MAX([.$E$189:.$E$191])-[.E19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800%" calcext:value-type="string">
            <text:p>8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8:.$L$203])-[.L198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8:.$L$203])-[.L19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699.3" calcext:value-type="string">
            <text:p>7,699.3</text:p>
          </table:table-cell>
          <table:table-cell office:value-type="string" calcext:value-type="string">
            <text:p>]</text:p>
          </table:table-cell>
          <table:table-cell table:formula="of:=LEN([.H200])" office:value-type="float" office:value="7" calcext:value-type="float">
            <text:p>7</text:p>
          </table:table-cell>
          <table:table-cell table:formula="of:=REPT(&quot; &quot;; MAX([.$J$200:.$J$202])-[.J200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8:.$L$203])-[.L20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285.0" calcext:value-type="string">
            <text:p>3,285.0</text:p>
          </table:table-cell>
          <table:table-cell office:value-type="string" calcext:value-type="string">
            <text:p>]</text:p>
          </table:table-cell>
          <table:table-cell table:formula="of:=LEN([.H201])" office:value-type="float" office:value="7" calcext:value-type="float">
            <text:p>7</text:p>
          </table:table-cell>
          <table:table-cell table:formula="of:=REPT(&quot; &quot;; MAX([.$J$200:.$J$202])-[.J201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8:.$L$203])-[.L20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01" calcext:value-type="float">
            <text:p>1601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935.0" calcext:value-type="string">
            <text:p>23,935.0</text:p>
          </table:table-cell>
          <table:table-cell office:value-type="string" calcext:value-type="string">
            <text:p>]</text:p>
          </table:table-cell>
          <table:table-cell table:formula="of:=LEN([.H202])" office:value-type="float" office:value="8" calcext:value-type="float">
            <text:p>8</text:p>
          </table:table-cell>
          <table:table-cell table:formula="of:=REPT(&quot; &quot;; MAX([.$J$200:.$J$202])-[.J202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8:.$L$203])-[.L202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8:.$L$203])-[.L203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991.5%" calcext:value-type="string">
            <text:p>3,9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45.0%" calcext:value-type="string">
            <text:p>2,0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755.0%" calcext:value-type="string">
            <text:p>1,755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0,070" calcext:value-type="string">
            <text:p>30,070</text:p>
          </table:table-cell>
          <table:table-cell table:formula="of:=LEN([.C209])" office:value-type="float" office:value="6" calcext:value-type="float">
            <text:p>6</text:p>
          </table:table-cell>
          <table:table-cell table:formula="of:=REPT(&quot; &quot;;MAX([.$D$209:.$D$211])-[.D209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0])" office:value-type="float" office:value="5" calcext:value-type="float">
            <text:p>5</text:p>
          </table:table-cell>
          <table:table-cell table:formula="of:=REPT(&quot; &quot;;MAX([.$D$209:.$D$211])-[.D210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1])" office:value-type="float" office:value="7" calcext:value-type="float">
            <text:p>7</text:p>
          </table:table-cell>
          <table:table-cell table:formula="of:=REPT(&quot; &quot;;MAX([.$D$209:.$D$211])-[.D211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86.2" calcext:value-type="string">
            <text:p>86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7.1" calcext:value-type="string">
            <text:p>317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004%" calcext:value-type="string">
            <text:p>98.004%</text:p>
          </table:table-cell>
          <table:table-cell table:formula="of:=REPT(&quot; &quot;;MAX([.$J$218:.$J$219])-[.J21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8])">
            <text:p/>
          </table:table-cell>
          <table:table-cell table:style-name="ce54" table:formula="of:=TEXT([.R13];&quot;#,##0.00&quot;)" office:value-type="string" office:string-value="50.16" calcext:value-type="string">
            <text:p>50.16</text:p>
          </table:table-cell>
          <table:table-cell office:value-type="string" calcext:value-type="string">
            <text:p>]</text:p>
          </table:table-cell>
          <table:table-cell table:formula="of:=LEN([.D218])" office:value-type="float" office:value="7" calcext:value-type="float">
            <text:p>7</text:p>
          </table:table-cell>
          <table:table-cell table:formula="of:=LEN([.H21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491,021.0" calcext:value-type="string">
            <text:p>1,491,021.0</text:p>
          </table:table-cell>
          <table:table-cell table:formula="of:=REPT(&quot; &quot;;MAX([.$J$218:.$J$219])-[.J21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8:.$K$219])-[.K219])">
            <text:p/>
          </table:table-cell>
          <table:table-cell table:formula="of:=TEXT([.R13]*(1+[.AY15]);&quot;#,##0.00&quot;)" office:value-type="string" office:string-value="97.30" calcext:value-type="string">
            <text:p>97.30</text:p>
          </table:table-cell>
          <table:table-cell office:value-type="string" calcext:value-type="string">
            <text:p>]</text:p>
          </table:table-cell>
          <table:table-cell table:formula="of:=LEN([.D219])" office:value-type="float" office:value="11" calcext:value-type="float">
            <text:p>11</text:p>
          </table:table-cell>
          <table:table-cell table:formula="of:=LEN([.H219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22:.E251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4 " calcext:value-type="string">
            <text:p>x4 </text:p>
          </table:table-cell>
          <table:table-cell table:formula="of:=LEN([.B18])" office:value-type="float" office:value="13" calcext:value-type="float">
            <text:p>13</text:p>
          </table:table-cell>
          <table:table-cell table:formula="of:=[.$E$221]-[.E222]+1+IF([.J18]&lt;10;1;0)" office:value-type="float" office:value="12" calcext:value-type="float">
            <text:p>12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" calcext:value-type="string">
            <text:p><text:s text:c="12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21]-[.E223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" calcext:value-type="string">
            <text:p><text:s text:c="2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9 " calcext:value-type="string">
            <text:p>x9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21]-[.E224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" calcext:value-type="string">
            <text:p><text:s text:c="7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21]; TEXT([.L20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8" calcext:value-type="float">
            <text:p>8</text:p>
          </table:table-cell>
          <table:table-cell table:formula="of:=[.$E$221]-[.E225]+1+IF([.J21]&lt;10;1;0)" office:value-type="float" office:value="17" calcext:value-type="float">
            <text:p>17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         " calcext:value-type="string">
            <text:p><text:s text:c="17"/></text:p>
          </table:table-cell>
          <table:table-cell table:formula="of:=IF([.M22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21]-[.E226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" calcext:value-type="string">
            <text:p><text:s text:c="10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2 " calcext:value-type="string">
            <text:p>x12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21]-[.E227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   " calcext:value-type="string">
            <text:p><text:s text:c="11"/></text:p>
          </table:table-cell>
          <table:table-cell table:formula="of:=IF([.M22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21]; TEXT([.AV23];&quot;#,##0.0%&quot;))" office:value-type="string" office:string-value="55.0% =&gt; 660.0%" calcext:value-type="string">
            <text:p>55.0% =&gt; 66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21]; TEXT([.L23];&quot;#,##0.0%&quot;))" office:value-type="string" office:string-value="135.0% =&gt; 1,620.0%" calcext:value-type="string">
            <text:p>135.0% =&gt; 1,62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21]; TEXT([.AJ23];&quot;#,##0.0%&quot;))" office:value-type="string" office:string-value="25.0% =&gt; 300.0%" calcext:value-type="string">
            <text:p>25.0% =&gt; 30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9 " calcext:value-type="string">
            <text:p>x9 </text:p>
          </table:table-cell>
          <table:table-cell table:formula="of:=LEN([.B24])" office:value-type="float" office:value="16" calcext:value-type="float">
            <text:p>16</text:p>
          </table:table-cell>
          <table:table-cell table:formula="of:=[.$E$221]-[.E228]+1+IF([.J24]&lt;10;1;0)" office:value-type="float" office:value="9" calcext:value-type="float">
            <text:p>9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" calcext:value-type="string">
            <text:p><text:s text:c="9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21]; TEXT([.L24];&quot;#,##0.0%&quot;))" office:value-type="string" office:string-value="110.0% =&gt; 990.0%" calcext:value-type="string">
            <text:p>110.0% =&gt; 99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9 " calcext:value-type="string">
            <text:p>x9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21]-[.E229]+1+IF([.J25]&lt;10;1;0)" office:value-type="float" office:value="9" calcext:value-type="float">
            <text:p>9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" calcext:value-type="string">
            <text:p><text:s text:c="9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9 " calcext:value-type="string">
            <text:p>x9 </text:p>
          </table:table-cell>
          <table:table-cell table:formula="of:=LEN([.B26])" office:value-type="float" office:value="13" calcext:value-type="float">
            <text:p>13</text:p>
          </table:table-cell>
          <table:table-cell table:formula="of:=[.$E$221]-[.E230]+1+IF([.J26]&lt;10;1;0)" office:value-type="float" office:value="12" calcext:value-type="float">
            <text:p>12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      " calcext:value-type="string">
            <text:p><text:s text:c="12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9 " calcext:value-type="string">
            <text:p>x9 </text:p>
          </table:table-cell>
          <table:table-cell table:formula="of:=LEN([.B27])" office:value-type="float" office:value="18" calcext:value-type="float">
            <text:p>18</text:p>
          </table:table-cell>
          <table:table-cell table:formula="of:=[.$E$221]-[.E231]+1+IF([.J27]&lt;10;1;0)" office:value-type="float" office:value="7" calcext:value-type="float">
            <text:p>7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" calcext:value-type="string">
            <text:p><text:s text:c="7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>
            <text:p/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>
            <text:p/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10 " calcext:value-type="string">
            <text:p>x10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21]-[.E234]+1+IF([.J30]&lt;10;1;0)" office:value-type="float" office:value="12" calcext:value-type="float">
            <text:p>12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" calcext:value-type="string">
            <text:p><text:s text:c="12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21]; TEXT([.L30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9 " calcext:value-type="string">
            <text:p>x9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21]-[.E235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" calcext:value-type="string">
            <text:p><text:s text:c="12"/></text:p>
          </table:table-cell>
          <table:table-cell table:formula="of:=IF([.M235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21]; TEXT([.L31];&quot;#,##0.0%&quot;))" office:value-type="string" office:string-value="70.0% =&gt; 630.0%" calcext:value-type="string">
            <text:p>70.0% =&gt; 63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21]-[.E236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" calcext:value-type="string">
            <text:p><text:s text:c="8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10 " calcext:value-type="string">
            <text:p>x10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21]-[.E237]+1+IF([.J33]&lt;10;1;0)" office:value-type="float" office:value="9" calcext:value-type="float">
            <text:p>9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" calcext:value-type="string">
            <text:p><text:s text:c="9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21]-[.E238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" calcext:value-type="string">
            <text:p><text:s text:c="9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21]-[.E239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" calcext:value-type="string">
            <text:p><text:s text:c="6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10 " calcext:value-type="string">
            <text:p>x10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21]-[.E240]+1+IF([.J36]&lt;10;1;0)" office:value-type="float" office:value="13" calcext:value-type="float">
            <text:p>13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" calcext:value-type="string">
            <text:p><text:s text:c="13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0 " calcext:value-type="string">
            <text:p>x10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21]-[.E241]+1+IF([.J37]&lt;10;1;0)" office:value-type="float" office:value="13" calcext:value-type="float">
            <text:p>13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41]&lt;10; &quot;  &quot;; &quot; &quot;)" office:value-type="string" office:string-value=" " calcext:value-type="string">
            <text:p><text:s/></text:p>
          </table:table-cell>
          <table:table-cell table:formula="of:=REPT(&quot; &quot;; [.F241])" office:value-type="string" office:string-value="             " calcext:value-type="string">
            <text:p><text:s text:c="13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21]; TEXT([.L37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0 " calcext:value-type="string">
            <text:p>x10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21]-[.E242]+1+IF([.J38]&lt;10;1;0)" office:value-type="float" office:value="11" calcext:value-type="float">
            <text:p>11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42]&lt;10; &quot;  &quot;; &quot; &quot;)" office:value-type="string" office:string-value=" " calcext:value-type="string">
            <text:p><text:s/></text:p>
          </table:table-cell>
          <table:table-cell table:formula="of:=REPT(&quot; &quot;; [.F242])" office:value-type="string" office:string-value="           " calcext:value-type="string">
            <text:p><text:s text:c="11"/></text:p>
          </table:table-cell>
          <table:table-cell table:formula="of:=IF([.M242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21]; TEXT([.L38];&quot;#,##0.0%&quot;))" office:value-type="string" office:string-value="65.0% =&gt; 650.0%" calcext:value-type="string">
            <text:p>65.0% =&gt; 65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9 " calcext:value-type="string">
            <text:p>x9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21]-[.E243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21]; TEXT([.L39];&quot;#,##0.0%&quot;))" office:value-type="string" office:string-value="85.0% =&gt; 765.0%" calcext:value-type="string">
            <text:p>85.0% =&gt; 765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>
            <text:p/>
          </table:table-cell>
          <table:table-cell table:formula="of:=IF([.M24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>
            <text:p/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21]-[.E246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21" calcext:value-type="float">
            <text:p>21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" calcext:value-type="string">
            <text:p><text:s text:c="15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9 " calcext:value-type="string">
            <text:p>x9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21]-[.E247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7" calcext:value-type="float">
            <text:p>27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" calcext:value-type="string">
            <text:p><text:s text:c="8"/></text:p>
          </table:table-cell>
          <table:table-cell table:formula="of:=IF([.M247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21]; TEXT([.L43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21]-[.E248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3" calcext:value-type="float">
            <text:p>23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" calcext:value-type="string">
            <text:p><text:s text:c="13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21]-[.E249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9" calcext:value-type="float">
            <text:p>19</text:p>
          </table:table-cell>
          <table:table-cell table:formula="of:=IF([.I249]&lt;10; &quot;  &quot;; &quot; &quot;)" office:value-type="string" office:string-value=" " calcext:value-type="string">
            <text:p><text:s/></text:p>
          </table:table-cell>
          <table:table-cell table:formula="of:=REPT(&quot; &quot;; [.F249])" office:value-type="string" office:string-value="              " calcext:value-type="string">
            <text:p><text:s text:c="14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10 " calcext:value-type="string">
            <text:p>x10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21]-[.E250]+1+IF([.J46]&lt;10;1;0)" office:value-type="float" office:value="4" calcext:value-type="float">
            <text:p>4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4" calcext:value-type="float">
            <text:p>24</text:p>
          </table:table-cell>
          <table:table-cell table:style-name="ce21" table:formula="of:=IF([.I25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0])" office:value-type="string" office:string-value="    " calcext:value-type="string">
            <text:p><text:s text:c="4"/></text:p>
          </table:table-cell>
          <table:table-cell table:style-name="ce21" table:formula="of:=IF([.M25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21]; TEXT([.L46];&quot;#,##0.0%&quot;))" office:value-type="string" office:string-value="47.0% =&gt; 470.0%" calcext:value-type="string">
            <text:p>47.0% =&gt; 47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21]; TEXT([.AM46];&quot;#,##0.0%&quot;))" office:value-type="string" office:string-value="11.4% =&gt; 114.0%" calcext:value-type="string">
            <text:p>11.4% =&gt; 114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21]; TEXT([.AJ46];&quot;#,##0.0%&quot;))" office:value-type="string" office:string-value="5.0% =&gt; 114.0%" calcext:value-type="string">
            <text:p>5.0% =&gt; 114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21]; TEXT([.AY46];&quot;#,##0.0%&quot;))" office:value-type="string" office:string-value="9.4% =&gt; 94.0%" calcext:value-type="string">
            <text:p>9.4% =&gt; 94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0]);&quot;#.00%&quot;); [.$M$221]; TEXT((0.5%+0.05%*[.I250])*[.J46];&quot;#.00%&quot;))" office:value-type="string" office:string-value="1.70% =&gt; 17.00%" calcext:value-type="string">
            <text:p>1.70% =&gt; 17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9 " calcext:value-type="string">
            <text:p>x9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21]-[.E251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" calcext:value-type="string">
            <text:p><text:s text:c="10"/></text:p>
          </table:table-cell>
          <table:table-cell table:formula="of:=IF([.M25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0 - The Arcane Eternal" calcext:value-type="string">
            <text:p>Class 1: 500 - The Arcane Eternal</text:p>
          </table:table-cell>
        </table:table-row>
        <table:table-row table:style-name="ro1">
          <table:table-cell table:formula="of:=[$Calculations.A2]" office:value-type="string" office:string-value="Class 2: 493 - Kin of Ash" calcext:value-type="string">
            <text:p>Class 2: 493 - Kin of Ash</text:p>
          </table:table-cell>
        </table:table-row>
        <table:table-row table:style-name="ro1">
          <table:table-cell table:formula="of:=[$Calculations.A3]" office:value-type="string" office:string-value="Class 3: 456 - The Faen Valkyrie" calcext:value-type="string">
            <text:p>Class 3: 45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800% Body Enhancement" calcext:value-type="string">
            <text:p>8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550" calcext:value-type="string">
            <text:p>Vit: 15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7,699.3]" calcext:value-type="string">
            <text:p>Str: <text:s/>515 <text:s/>[7,699.3]</text:p>
          </table:table-cell>
        </table:table-row>
        <table:table-row table:style-name="ro1">
          <table:table-cell table:formula="of:=[$Calculations.A13]" office:value-type="string" office:string-value="Dex:  450  [3,285.0]" calcext:value-type="string">
            <text:p>Dex: <text:s/>450 <text:s/>[3,285.0]</text:p>
          </table:table-cell>
        </table:table-row>
        <table:table-row table:style-name="ro1">
          <table:table-cell table:formula="of:=[$Calculations.A14]" office:value-type="string" office:string-value="Int: 1601 [23,935.0]" calcext:value-type="string">
            <text:p>Int: 1601 [23,93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991.5%" calcext:value-type="string">
            <text:p>Resilience: 3,991.5%</text:p>
          </table:table-cell>
        </table:table-row>
        <table:table-row table:style-name="ro1">
          <table:table-cell table:formula="of:=[$Calculations.A18]" office:value-type="string" office:string-value="Speed+:     2,045.0%" calcext:value-type="string">
            <text:p>Speed+: <text:s text:c="4"/>2,045.0%</text:p>
          </table:table-cell>
        </table:table-row>
        <table:table-row table:style-name="ro1">
          <table:table-cell table:formula="of:=[$Calculations.A19]" office:value-type="string" office:string-value="Damage+:    1,755.0%" calcext:value-type="string">
            <text:p>Damage+: <text:s text:c="3"/>1,755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0,070" calcext:value-type="string">
            <text:p>Health: <text:s text:c="2"/>30,07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32% [86.2] [317.1 seconds]" calcext:value-type="string">
            <text:p>hp/sec: <text:s/>0.32% [86.2] [317.1 seconds]</text:p>
          </table:table-cell>
        </table:table-row>
        <table:table-row table:style-name="ro1">
          <table:table-cell table:formula="of:=[$Calculations.A27]" office:value-type="string" office:string-value="mp/sec:  0.33% [341.3] [307.7 seconds]" calcext:value-type="string">
            <text:p>mp/sec: <text:s/>0.33% [341.3] [307.7 seconds]</text:p>
          </table:table-cell>
        </table:table-row>
        <table:table-row table:style-name="ro1">
          <table:table-cell table:formula="of:=[$Calculations.A28]" office:value-type="string" office:string-value="w/Med:   0.40% [422.1] [248.8 seconds]" calcext:value-type="string">
            <text:p>w/Med: <text:s text:c="2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8.004%     [hp x 50.16]" calcext:value-type="string">
            <text:p>Mitigation: <text:s text:c="6"/>98.004% <text:s text:c="4"/>[hp x 50.16]</text:p>
          </table:table-cell>
        </table:table-row>
        <table:table-row table:style-name="ro1">
          <table:table-cell table:formula="of:=[$Calculations.A31]" office:value-type="string" office:string-value="Effective Health: 1,491,021.0 [hp x 97.30]" calcext:value-type="string">
            <text:p>Effective Health: 1,491,021.0 [hp x 97.30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rcane Eternal" calcext:value-type="string">
            <text:p>The Arcane Eternal</text:p>
          </table:table-cell>
        </table:table-row>
        <table:table-row table:style-name="ro1">
          <table:table-cell table:formula="of:=[$Calculations.A34]" office:value-type="string" office:string-value="3-30 Archon Strike            x4 " calcext:value-type="string">
            <text:p>3-30 Archon Strike <text:s text:c="11"/>x4 </text:p>
          </table:table-cell>
        </table:table-row>
        <table:table-row table:style-name="ro1">
          <table:table-cell table:formula="of:=[$Calculations.A35]" office:value-type="string" office:string-value="3-30 Sentinel Reconstruction  x4 " calcext:value-type="string">
            <text:p>3-30 Sentinel Reconstruction <text:s/>x4 </text:p>
          </table:table-cell>
        </table:table-row>
        <table:table-row table:style-name="ro1">
          <table:table-cell table:formula="of:=[$Calculations.A36]" office:value-type="string" office:string-value="3-30 Azarinth Awakening       x9 [85.0% =&gt; 765.0% Resilience, Speed, Intelligence and Strength]" calcext:value-type="string">
            <text:p>3-30 Azarinth Awakening <text:s text:c="6"/>x9 [85.0% =&gt; 765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Transfer                 x1 " calcext:value-type="string">
            <text:p>3-30 Transfer <text:s text:c="16"/>x1 </text:p>
          </table:table-cell>
        </table:table-row>
        <table:table-row table:style-name="ro1">
          <table:table-cell table:formula="of:=[$Calculations.A38]" office:value-type="string" office:string-value="3-30 Arcane Dominion          x1 " calcext:value-type="string">
            <text:p>3-30 Arcane Dominion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2 [55.0% =&gt; 660.0% Durability, 135.0% =&gt; 1,620.0% Health Regen, 25.0% =&gt; 300.0% Magic Resistance]" calcext:value-type="string">
            <text:p>3-30 Sentinel Core <text:s text:c="10"/>x12 [55.0% =&gt; 660.0% Durability, 135.0% =&gt; 1,620.0% Health Regen, 25.0% =&gt; 300.0% Magic Resistance]</text:p>
          </table:table-cell>
        </table:table-row>
        <table:table-row table:style-name="ro1">
          <table:table-cell table:formula="of:=[$Calculations.A40]" office:value-type="string" office:string-value="3-30 Eternal Brawling         x9 [110.0% =&gt; 990.0% Damage]" calcext:value-type="string">
            <text:p>3-30 Eternal Brawling <text:s text:c="8"/>x9 [110.0% =&gt; 990.0% Damage]</text:p>
          </table:table-cell>
        </table:table-row>
        <table:table-row table:style-name="ro1">
          <table:table-cell table:formula="of:=[$Calculations.A41]" office:value-type="string" office:string-value="3-30 Eternal Huntress         x9 " calcext:value-type="string">
            <text:p>3-30 Eternal Huntress <text:s text:c="8"/>x9 </text:p>
          </table:table-cell>
        </table:table-row>
        <table:table-row table:style-name="ro1">
          <table:table-cell table:formula="of:=[$Calculations.A42]" office:value-type="string" office:string-value="3-30 Eternal Sight            x9 " calcext:value-type="string">
            <text:p>3-30 Eternal Sight <text:s text:c="11"/>x9 </text:p>
          </table:table-cell>
        </table:table-row>
        <table:table-row table:style-name="ro1">
          <table:table-cell table:formula="of:=[$Calculations.A43]" office:value-type="string" office:string-value="3-30 Arcane Circulation       x9 [112.5% to Deconstruction/Reconstruction]" calcext:value-type="string">
            <text:p>3-30 Arcane Circulation <text:s text:c="6"/>x9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x10 [135.0% =&gt; 1,350.0% Resilience]" calcext:value-type="string">
            <text:p>3-30 Armor of Ash <text:s text:c="11"/>x10 [135.0% =&gt; 1,350.0% Resilience]</text:p>
          </table:table-cell>
        </table:table-row>
        <table:table-row table:style-name="ro1">
          <table:table-cell table:formula="of:=[$Calculations.A47]" office:value-type="string" office:string-value="3-30 Aspect of Ash            x9 [70.0% =&gt; 630.0% Resilience, Speed, Strength, Intelligence and Dexterity]" calcext:value-type="string">
            <text:p>3-30 Aspect of Ash <text:s text:c="11"/>x9 [70.0% =&gt; 63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x10 " calcext:value-type="string">
            <text:p>3-30 Heart of Cinder <text:s text:c="8"/>x10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x10 " calcext:value-type="string">
            <text:p>3-30 Ashen Wings <text:s text:c="12"/>x10 </text:p>
          </table:table-cell>
        </table:table-row>
        <table:table-row table:style-name="ro1">
          <table:table-cell table:formula="of:=[$Calculations.A53]" office:value-type="string" office:string-value="3-30 Eyes of Ash             x10 [65.0% =&gt; 650.0% Perception]" calcext:value-type="string">
            <text:p>3-30 Eyes of Ash <text:s text:c="12"/>x10 [65.0% =&gt; 650.0% Perception]</text:p>
          </table:table-cell>
        </table:table-row>
        <table:table-row table:style-name="ro1">
          <table:table-cell table:formula="of:=[$Calculations.A54]" office:value-type="string" office:string-value="3-30 Avatar of Ash           x10 [65.0% =&gt; 650.0% Reflexes and Speed]" calcext:value-type="string">
            <text:p>3-30 Avatar of Ash <text:s text:c="10"/>x10 [65.0% =&gt; 650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9 [85.0% =&gt; 765.0% Damage]" calcext:value-type="string">
            <text:p>3-30 Keeper of Ash <text:s text:c="11"/>x9 [85.0% =&gt; 765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21 Phaseshift               x2 " calcext:value-type="string">
            <text:p>3-21 Phaseshift <text:s text:c="14"/>x2 </text:p>
          </table:table-cell>
        </table:table-row>
        <table:table-row table:style-name="ro1">
          <table:table-cell table:formula="of:=[$Calculations.A59]" office:value-type="string" office:string-value="3-27 Flare of Creation        x9 [58.5% =&gt; 526.5% Resilience]" calcext:value-type="string">
            <text:p>3-27 Flare of Creation <text:s text:c="7"/>x9 [58.5% =&gt; 526.5% Resilience]</text:p>
          </table:table-cell>
        </table:table-row>
        <table:table-row table:style-name="ro1">
          <table:table-cell table:formula="of:=[$Calculations.A60]" office:value-type="string" office:string-value="3-23 Displacement             x2 " calcext:value-type="string">
            <text:p>3-23 Displacement <text:s text:c="12"/>x2 </text:p>
          </table:table-cell>
        </table:table-row>
        <table:table-row table:style-name="ro1">
          <table:table-cell table:formula="of:=[$Calculations.A61]" office:value-type="string" office:string-value="3-19 Space Shift              x2 " calcext:value-type="string">
            <text:p>3-19 Space Shift <text:s text:c="13"/>x2 </text:p>
          </table:table-cell>
        </table:table-row>
        <table:table-row table:style-name="ro1">
          <table:table-cell table:formula="of:=[$Calculations.A62]" office:value-type="string" office:string-value="3-24 Body of the Valkyrie    x10 [47.0% =&gt; 470.0% Resilience, 11.4% =&gt; 114.0% Physical Resistance, 5.0% =&gt; 114.0% Magic Resistance, 9.4% =&gt; 94.0% Health, 1.70% =&gt; 17.00%/minute]" calcext:value-type="string">
            <text:p>3-24 Body of the Valkyrie <text:s text:c="3"/>x10 [47.0% =&gt; 470.0% Resilience, 11.4% =&gt; 114.0% Physical Resistance, 5.0% =&gt; 114.0% Magic Resistance, 9.4% =&gt; 94.0% Health, 1.70% =&gt; 17.00%/minute]</text:p>
          </table:table-cell>
        </table:table-row>
        <table:table-row table:style-name="ro1">
          <table:table-cell table:formula="of:=[$Calculations.A63]" office:value-type="string" office:string-value="3-4  Space Awareness          x9 " calcext:value-type="string">
            <text:p>3-4 <text:s/>Space Awareness <text:s text:c="9"/>x9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8  Deviant of Humanity" calcext:value-type="string">
            <text:p>3-8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5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76]" office:value-type="string" office:string-value="3-13 Monster Hunter" calcext:value-type="string">
            <text:p>3-13 Monster Hunter</text:p>
          </table:table-cell>
        </table:table-row>
        <table:table-row table:style-name="ro1">
          <table:table-cell table:formula="of:=[$Calculations.A78]" office:value-type="string" office:string-value="2-6  Oxygen Repository" calcext:value-type="string">
            <text:p>2-6 <text:s/>Oxygen Repository</text:p>
          </table:table-cell>
        </table:table-row>
        <table:table-row table:style-name="ro1">
          <table:table-cell table:formula="of:=[$Calculations.A79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0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1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2]" office:value-type="string" office:string-value="3-20 Veteran" calcext:value-type="string">
            <text:p>3-20 Veteran</text:p>
          </table:table-cell>
        </table:table-row>
        <table:table-row table:style-name="ro1">
          <table:table-cell table:formula="of:=[$Calculations.A8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6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7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8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9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0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1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2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3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4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5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6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8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9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1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2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3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4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5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6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07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9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0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1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2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3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4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5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7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8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19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0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1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2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3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4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5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6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7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8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9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0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1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2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4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5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6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7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8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39]" office:value-type="string" office:string-value="3-7   [57% - 94%] Wind Resistance" calcext:value-type="string">
            <text:p>3-7 <text:s text:c="2"/>[57% - 94%] Wind Resistance</text:p>
          </table:table-cell>
        </table:table-row>
        <table:table-row table:style-name="ro1">
          <table:table-cell table:formula="of:=[$Calculations.A140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2]" office:value-type="string" office:string-value="11 1st tier" calcext:value-type="string">
            <text:p>11 1st tier</text:p>
          </table:table-cell>
        </table:table-row>
        <table:table-row table:style-name="ro1">
          <table:table-cell table:formula="of:=[$Calculations.A143]" office:value-type="string" office:string-value="25 2nd tier" calcext:value-type="string">
            <text:p>25 2nd tier</text:p>
          </table:table-cell>
        </table:table-row>
        <table:table-row table:style-name="ro1">
          <table:table-cell table:formula="of:=[$Calculations.A144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6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50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1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2]" office:value-type="string" office:string-value="        Muscles are (240% + 250% + 55% = 545%) more dense - Avatar of Ash 2nd" calcext:value-type="string">
            <text:p><text:s text:c="8"/>Muscles are (240% + 250% + 55% = 545%) more dense - Avatar of Ash 2nd</text:p>
          </table:table-cell>
        </table:table-row>
        <table:table-row table:style-name="ro1">
          <table:table-cell table:formula="of:=[$Calculations.A153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6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3]" office:value-type="string" office:string-value="                [545%] more dense." calcext:value-type="string">
            <text:p><text:s text:c="16"/>[545%] more dense.</text:p>
          </table:table-cell>
        </table:table-row>
        <table:table-row table:style-name="ro1">
          <table:table-cell table:formula="of:=[$Calculations.A17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82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3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4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9:32:28.4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20:58:35.129000000</dc:date>
    <meta:generator>LibreOffice/7.0.5.2$Windows_X86_64 LibreOffice_project/64390860c6cd0aca4beafafcfd84613dd9dfb63a</meta:generator>
    <meta:editing-duration>PT20H49M43S</meta:editing-duration>
    <meta:editing-cycles>136</meta:editing-cycles>
    <meta:document-statistic meta:table-count="2" meta:cell-count="2093" meta:object-count="0"/>
    <meta:user-defined meta:name="AppVersion">16.0300</meta:user-defined>
  </office:meta>
</office:document-meta>
</file>